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8/2021</text:span></text:p>
      <text:p text:style-name="P9"/>
      <text:p text:style-name="P10">RECIBI CONFORME</text:p>
      <text:p text:style-name="P9"/>
      <text:p text:style-name="P11">CLIENTE: DELHUALLAGA CORPORACION S.R.L.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SILVA CHAMORRO JUAN ISAAC</text:span></text:p>
      <text:p text:style-name="P5">Recojo: <text:span text:style-name="T3">DELHUALLAGA CORPORACION SRL</text:span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14:51:3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